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What to deploy (MVP you can ship)</text:h>
      <text:p text:style-name="Text_20_body">Think of it as a small “Benchmark Lab” with five containers, all started by one <text:span text:style-name="Source_20_Text">docker compose up</text:span>:</text:p>
      <text:list xml:id="list5975460279297413862" text:style-name="L1">
        <text:list-item>
          <text:p text:style-name="P1"><text:span text:style-name="Strong_20_Emphasis">app</text:span> – Your Spring Boot target ( exposes <text:span text:style-name="Source_20_Text">/orders</text:span>, <text:span text:style-name="Source_20_Text">/health</text:span>, Micrometer/Prometheus metrics ).</text:p>
        </text:list-item>
        <text:list-item>
          <text:p text:style-name="P1"><text:span text:style-name="Strong_20_Emphasis">prometheus</text:span> – Scrapes the app metrics (Micrometer).</text:p>
        </text:list-item>
        <text:list-item>
          <text:p text:style-name="P1"><text:span text:style-name="Strong_20_Emphasis">grafana</text:span> – Preloaded dashboards to visualize app metrics per test run.</text:p>
        </text:list-item>
        <text:list-item>
          <text:p text:style-name="P1"><text:span text:style-name="Strong_20_Emphasis">runner</text:span> – A tiny service that <text:span text:style-name="Strong_20_Emphasis">executes k6</text:span> locally as a child process and exposes a simple HTTP API:</text:p>
          <text:list>
            <text:list-item>
              <text:p text:style-name="P1"><text:span text:style-name="Source_20_Text">POST /runs</text:span> with JSON parameters (<text:span text:style-name="Source_20_Text">rate</text:span>, <text:span text:style-name="Source_20_Text">duration</text:span>, <text:span text:style-name="Source_20_Text">scenario</text:span>, <text:span text:style-name="Source_20_Text">threadModel</text:span>, etc.)</text:p>
            </text:list-item>
            <text:list-item>
              <text:p text:style-name="P1">Spawns <text:span text:style-name="Source_20_Text">k6 run …</text:span> with those params and writes a <text:span text:style-name="Strong_20_Emphasis">summary JSON</text:span> to a shared volume.</text:p>
            </text:list-item>
            <text:list-item>
              <text:p text:style-name="P1">Emits a few Prometheus metrics about the run itself (status, duration, params).</text:p>
            </text:list-item>
          </text:list>
        </text:list-item>
        <text:list-item>
          <text:p text:style-name="P1"><text:span text:style-name="Strong_20_Emphasis">ui</text:span> – A super simple web page:</text:p>
          <text:list>
            <text:list-item>
              <text:p text:style-name="P1">Form inputs for test params, a “Run benchmark” button.</text:p>
            </text:list-item>
            <text:list-item>
              <text:p text:style-name="P1">A table of past runs (id, params, start, end, status).</text:p>
            </text:list-item>
            <text:list-item>
              <text:p text:style-name="P1">Links to <text:span text:style-name="Strong_20_Emphasis">Grafana</text:span> panels filtered by <text:span text:style-name="Source_20_Text">run_id</text:span>.</text:p>
            </text:list-item>
          </text:list>
        </text:list-item>
      </text:list>
      <text:p text:style-name="Quotations">Why this shape?<text:line-break/>• <text:span text:style-name="Strong_20_Emphasis">Usability:</text:span> non-technical users click a button and get charts.<text:line-break/>• <text:span text:style-name="Strong_20_Emphasis">Deployability:</text:span> one Compose file on a single VM is enough.<text:line-break/>• <text:span text:style-name="Strong_20_Emphasis">Safety:</text:span> the runner only allows the <text:span text:style-name="Strong_20_Emphasis">built-in target app</text:span> (no arbitrary hosts), so you don’t ship an open DDoS cannon.<text:line-break/>• <text:span text:style-name="Strong_20_Emphasis">Traceability:</text:span> every run has an ID and you can filter all metrics by it.</text:p>
      <text:h text:style-name="Heading_20_1" text:outline-level="1">Key design choices (kept simple)</text:h>
      <text:list xml:id="list3841378900720887768" text:style-name="L2">
        <text:list-item>
          <text:p text:style-name="P2"><text:span text:style-name="Strong_20_Emphasis">k6 as a service, not a server.</text:span> The <text:span text:style-name="Source_20_Text">runner</text:span> container just shells out to <text:span text:style-name="Source_20_Text">k6</text:span> per request. No Kubernetes, no k6 operator, no DinD. It keeps the MVP straightforward.</text:p>
        </text:list-item>
        <text:list-item>
          <text:p text:style-name="P2"><text:span text:style-name="Strong_20_Emphasis">One source of truth for results.</text:span></text:p>
          <text:list>
            <text:list-item>
              <text:p text:style-name="P2">App performance/health ⇒ <text:span text:style-name="Strong_20_Emphasis">Prometheus</text:span> via Micrometer.</text:p>
            </text:list-item>
            <text:list-item>
              <text:p text:style-name="P2">k6’s own numbers ⇒ saved as <text:span text:style-name="Strong_20_Emphasis">JSON summary</text:span> per run (e.g., <text:span text:style-name="Source_20_Text">/data/runs/&lt;run_id&gt;.json</text:span>). Grafana can read it through a <text:span text:style-name="Strong_20_Emphasis">Grafana JSON API</text:span> plugin later, but for the MVP you can show k6’s “final stats” right in the UI and keep Grafana focused on app metrics (latency, throughput, pool usage…).</text:p>
            </text:list-item>
          </text:list>
        </text:list-item>
        <text:list-item>
          <text:p text:style-name="P2"><text:span text:style-name="Strong_20_Emphasis">Low-cardinality labels.</text:span> When you add the <text:span text:style-name="Source_20_Text">run_id</text:span> metric label, keep it bounded: e.g., only <text:soft-page-break/>keep the last N runs active; or expose it as a <text:span text:style-name="Strong_20_Emphasis">variable filter</text:span> in Grafana without making it a label on every series that explodes. A good pattern is:</text:p>
          <text:list>
            <text:list-item>
              <text:p text:style-name="P2">In Prometheus: <text:span text:style-name="Source_20_Text">benchmark_run_info{run_id="abc123", thread_model="virtual", scenario="mix"} 1</text:span></text:p>
            </text:list-item>
            <text:list-item>
              <text:p text:style-name="P2">For the heavy app timeseries, <text:span text:style-name="Strong_20_Emphasis">avoid</text:span> <text:span text:style-name="Source_20_Text">run_id</text:span> as a label; instead, rely on static labels (<text:span text:style-name="Source_20_Text">scenario</text:span>, <text:span text:style-name="Source_20_Text">thread_model</text:span>) and use <text:span text:style-name="Strong_20_Emphasis">time windows</text:span> to look at a given run.</text:p>
            </text:list-item>
          </text:list>
        </text:list-item>
      </text:list>
      <text:h text:style-name="Heading_20_1" text:outline-level="1">Minimal “deliverable” scope</text:h>
      <text:p text:style-name="Text_20_body">Ship these artifacts together in the repo so someone can try it in 5 minutes:</text:p>
      <text:list xml:id="list3028075828525277447" text:style-name="L3">
        <text:list-item>
          <text:p text:style-name="P3"><text:span text:style-name="Source_20_Text">docker-compose.yml</text:span> with the 5 services above.</text:p>
        </text:list-item>
        <text:list-item>
          <text:p text:style-name="P3"><text:span text:style-name="Source_20_Text">grafana/</text:span> with JSON dashboards pre-imported at startup.</text:p>
        </text:list-item>
        <text:list-item>
          <text:p text:style-name="P3"><text:span text:style-name="Source_20_Text">prometheus.yml</text:span> scraping the app and the runner.</text:p>
        </text:list-item>
        <text:list-item>
          <text:p text:style-name="P3"><text:span text:style-name="Source_20_Text">runner/</text:span> (tiny API; can be Node, Go, or another small Spring app) with:</text:p>
          <text:list>
            <text:list-item>
              <text:p text:style-name="P3"><text:span text:style-name="Source_20_Text">POST /runs</text:span> (start), <text:span text:style-name="Source_20_Text">GET /runs</text:span> (list), <text:span text:style-name="Source_20_Text">GET /runs/:id</text:span> (status &amp; summary excerpt).</text:p>
            </text:list-item>
            <text:list-item>
              <text:p text:style-name="P3">Executes: <text:span text:style-name="Source_20_Text">k6 run -e RATE=… -e DURATION=… -e BASE_URL=http://app:8080 …</text:span></text:p>
            </text:list-item>
            <text:list-item>
              <text:p text:style-name="P3">Writes: <text:span text:style-name="Source_20_Text">/data/runs/&lt;run_id&gt;.json</text:span> (k6 <text:span text:style-name="Source_20_Text">--summary-export</text:span>).</text:p>
            </text:list-item>
          </text:list>
        </text:list-item>
        <text:list-item>
          <text:p text:style-name="P3"><text:span text:style-name="Source_20_Text">k6/</text:span> with 1–2 ready scripts (e.g., <text:span text:style-name="Source_20_Text">smoke.js</text:span>, <text:span text:style-name="Source_20_Text">soak.js</text:span>).</text:p>
        </text:list-item>
        <text:list-item>
          <text:p text:style-name="P3"><text:span text:style-name="Source_20_Text">ui/</text:span> (Vite/React) extremely basic: a form to launch, and a list to view runs + link to Grafana.</text:p>
        </text:list-item>
      </text:list>
      <text:h text:style-name="Heading_20_1" text:outline-level="1">How users will use it</text:h>
      <text:list xml:id="list5219845027124113694" text:style-name="L4">
        <text:list-item>
          <text:p text:style-name="P4">Open the UI → choose <text:span text:style-name="Source_20_Text">rate</text:span>, <text:span text:style-name="Source_20_Text">duration</text:span>, and <text:span text:style-name="Source_20_Text">threadModel</text:span> (e.g., <text:span text:style-name="Source_20_Text">platform</text:span>, <text:span text:style-name="Source_20_Text">virtual</text:span>, <text:span text:style-name="Source_20_Text">loom</text:span>, or your chosen profiles).</text:p>
        </text:list-item>
        <text:list-item>
          <text:p text:style-name="P4">Click <text:span text:style-name="Strong_20_Emphasis">Run</text:span> → runner starts k6, sets the target app model (via app profile or a config endpoint), and tags the run.</text:p>
        </text:list-item>
        <text:list-item>
          <text:p text:style-name="P4">During/after the run → UI shows live status and a link to a <text:span text:style-name="Strong_20_Emphasis">Grafana dashboard</text:span> already filtered to the correct time window and parameters.</text:p>
        </text:list-item>
      </text:list>
      <text:h text:style-name="Heading_20_1" text:outline-level="1">Deployment options (pick one now, keep the others for later)</text:h>
      <text:list xml:id="list6735008654436459010" text:style-name="L5">
        <text:list-item>
          <text:p text:style-name="P5"><text:span text:style-name="Strong_20_Emphasis">MVP (recommended): Single VM + Docker Compose.</text:span></text:p>
          <text:list>
            <text:list-item>
              <text:p text:style-name="P5">Works on any cloud or even a laptop.</text:p>
            </text:list-item>
            <text:list-item>
              <text:p text:style-name="P5">One command to bring the stack up.</text:p>
            </text:list-item>
            <text:list-item>
              <text:p text:style-name="P5"><text:soft-page-break/>Great for early feedback.</text:p>
            </text:list-item>
          </text:list>
        </text:list-item>
        <text:list-item>
          <text:p text:style-name="P5"><text:span text:style-name="Strong_20_Emphasis">Phase 2: One-click demo</text:span> on a cheap VM (Hetzner/Scaleway/Linode). Add Traefik/Caddy for TLS, basic auth on UI and Grafana.</text:p>
        </text:list-item>
        <text:list-item>
          <text:p text:style-name="P5"><text:span text:style-name="Strong_20_Emphasis">Phase 3: Kubernetes (optional later).</text:span> If you need multi-tenancy or auto-scaling runners, move the runner into Jobs/CronJobs and add a queue.</text:p>
        </text:list-item>
      </text:list>
      <text:h text:style-name="Heading_20_1" text:outline-level="1">Guardrails (so you can safely let others try it)</text:h>
      <text:list xml:id="list4096978549005947387" text:style-name="L6">
        <text:list-item>
          <text:p text:style-name="P6"><text:span text:style-name="Strong_20_Emphasis">Allow-list targets:</text:span> runner only hits <text:span text:style-name="Source_20_Text">http://app:8080</text:span>, never arbitrary URLs.</text:p>
        </text:list-item>
        <text:list-item>
          <text:p text:style-name="P6"><text:span text:style-name="Strong_20_Emphasis">Quotas:</text:span> max <text:span text:style-name="Source_20_Text">rate</text:span>, max <text:span text:style-name="Source_20_Text">duration</text:span>, and concurrent runs = 1 by default.</text:p>
        </text:list-item>
        <text:list-item>
          <text:p text:style-name="P6"><text:span text:style-name="Strong_20_Emphasis">Auth:</text:span> password-protect the UI and Grafana when it’s public.</text:p>
        </text:list-item>
        <text:list-item>
          <text:p text:style-name="P6"><text:span text:style-name="Strong_20_Emphasis">Cost control:</text:span> Prometheus retention set to a few days; dashboards recommend exporting a run if users want to keep it.</text:p>
        </text:list-item>
      </text:list>
      <text:h text:style-name="Heading_20_1" text:outline-level="1">Concrete step-by-step to “done”</text:h>
      <text:list xml:id="list9128992243143560839" text:style-name="L7">
        <text:list-item>
          <text:p text:style-name="P7"><text:span text:style-name="Strong_20_Emphasis">Add run toggles to the app</text:span></text:p>
          <text:list>
            <text:list-item>
              <text:p text:style-name="P7">Make thread model selectable via <text:span text:style-name="Strong_20_Emphasis">Spring profile</text:span> (e.g., <text:span text:style-name="Source_20_Text">--spring.profiles.active=vt</text:span>, <text:span text:style-name="Source_20_Text">loom</text:span>, …) or an <text:span text:style-name="Strong_20_Emphasis">admin endpoint</text:span> <text:span text:style-name="Source_20_Text">/admin/thread-model?mode=vt</text:span> if you prefer runtime switching.</text:p>
            </text:list-item>
            <text:list-item>
              <text:p text:style-name="P7">Expose <text:span text:style-name="Strong_20_Emphasis">Micrometer</text:span> timers for the hot paths you want to compare (DB queries, controller handlers, thread-pool queue size as a gauge, etc.).</text:p>
            </text:list-item>
          </text:list>
        </text:list-item>
        <text:list-item>
          <text:p text:style-name="P7"><text:span text:style-name="Strong_20_Emphasis">Create dashboards</text:span> (Grafana)</text:p>
          <text:list>
            <text:list-item>
              <text:p text:style-name="P7">Panels: RPS (request/s), latency P50/P95/P99, error rate, Hikari pool usage, CPU, GC.</text:p>
            </text:list-item>
            <text:list-item>
              <text:p text:style-name="P7">A <text:span text:style-name="Strong_20_Emphasis">dashboard variable</text:span> for <text:span text:style-name="Source_20_Text">thread_model</text:span> and <text:span text:style-name="Source_20_Text">scenario</text:span>. Provide a “View last run” link that UI can compose with <text:span text:style-name="Source_20_Text">from=now-10m&amp;to=now</text:span>.</text:p>
            </text:list-item>
          </text:list>
        </text:list-item>
        <text:list-item>
          <text:p text:style-name="P7"><text:span text:style-name="Strong_20_Emphasis">Build runner</text:span></text:p>
          <text:list>
            <text:list-item>
              <text:p text:style-name="P7">API starts a child process: <text:span text:style-name="Source_20_Text">k6 run -e RATE=… -e DURATION=… --summary-export=/data/runs/&lt;id&gt;.json k6/mix.js</text:span>.</text:p>
            </text:list-item>
            <text:list-item>
              <text:p text:style-name="P7">Expose Prometheus metrics: <text:span text:style-name="Source_20_Text">benchmark_runs_total</text:span>, <text:span text:style-name="Source_20_Text">benchmark_run_last_seconds</text:span>, <text:span text:style-name="Source_20_Text">benchmark_run_active</text:span>.</text:p>
            </text:list-item>
            <text:list-item>
              <text:p text:style-name="P7">Persist a tiny <text:span text:style-name="Source_20_Text">runs.json</text:span> index (or a SQLite/Postgres table) with <text:span text:style-name="Source_20_Text">id, params, start, end, status, path_to_json</text:span>.</text:p>
            </text:list-item>
          </text:list>
        </text:list-item>
        <text:list-item>
          <text:p text:style-name="P7"><text:span text:style-name="Strong_20_Emphasis">Wire the UI</text:span></text:p>
          <text:list>
            <text:list-item>
              <text:p text:style-name="P7">Form → <text:span text:style-name="Source_20_Text">POST /runs</text:span>.</text:p>
            </text:list-item>
            <text:list-item>
              <text:p text:style-name="P7">List → <text:span text:style-name="Source_20_Text">GET /runs</text:span>.</text:p>
            </text:list-item>
            <text:list-item>
              <text:p text:style-name="P7">Each row has: “Open Grafana” (prebuilt URL), and “View k6 summary” (display a few <text:soft-page-break/>KPIs from the JSON).</text:p>
            </text:list-item>
          </text:list>
        </text:list-item>
        <text:list-item>
          <text:p text:style-name="P7"><text:span text:style-name="Strong_20_Emphasis">Compose it</text:span></text:p>
          <text:list>
            <text:list-item>
              <text:p text:style-name="P7">Networks so <text:span text:style-name="Source_20_Text">runner</text:span> can reach <text:span text:style-name="Source_20_Text">app</text:span>.</text:p>
            </text:list-item>
            <text:list-item>
              <text:p text:style-name="P7">Volumes so <text:span text:style-name="Source_20_Text">runner</text:span> and <text:span text:style-name="Source_20_Text">ui</text:span> can read <text:span text:style-name="Source_20_Text">/data/runs</text:span>.</text:p>
            </text:list-item>
            <text:list-item>
              <text:p text:style-name="P7">Prometheus scrapings for <text:span text:style-name="Source_20_Text">app:8080/actuator/prometheus</text:span> and <text:span text:style-name="Source_20_Text">runner:/metrics</text:span>.</text:p>
            </text:list-item>
          </text:list>
        </text:list-item>
        <text:list-item>
          <text:p text:style-name="P7"><text:span text:style-name="Strong_20_Emphasis">Docs &amp; defaults</text:span></text:p>
          <text:list>
            <text:list-item>
              <text:p text:style-name="P7">A <text:span text:style-name="Source_20_Text">README</text:span> with one “Happy path”: <text:span text:style-name="Source_20_Text">docker compose up -d</text:span> → open UI → click Run → open Grafana link.</text:p>
            </text:list-item>
            <text:list-item>
              <text:p text:style-name="P7">Pre-populate the app DB with Flyway seeds and ship a stable, cheap scenario as default (e.g., 15k RPS for 60s on one endpoint).</text:p>
            </text:list-item>
          </text:list>
        </text:list-item>
      </text:list>
      <text:h text:style-name="Heading_20_1" text:outline-level="1">What not to overbuild for the MVP</text:h>
      <text:list xml:id="list1060179395524669860" text:style-name="L8">
        <text:list-item>
          <text:p text:style-name="P8">No k6 Operator, no dynamic container spawning, no multi-tenant scheduling.</text:p>
        </text:list-item>
        <text:list-item>
          <text:p text:style-name="P8">Don’t pipe k6 metrics into Prometheus yet—keep k6 summary as JSON; Grafana focuses on app/Micrometer metrics.</text:p>
        </text:list-item>
        <text:list-item>
          <text:p text:style-name="P8">No fancy auth—just basic auth or a single shared token.</text:p>
        </text:list-item>
      </text:list>
      <text:h text:style-name="Heading_20_1" text:outline-level="1">How this gets you user feedback fast</text:h>
      <text:list xml:id="list6757632870850146182" text:style-name="L9">
        <text:list-item>
          <text:p text:style-name="P9">You can <text:span text:style-name="Strong_20_Emphasis">share a URL</text:span> where people can run safe, bounded tests and immediately see charts.</text:p>
        </text:list-item>
        <text:list-item>
          <text:p text:style-name="P9">Add a tiny “feedback” link in the UI (Google Form) asking: <text:span text:style-name="Emphasis">Was this run useful? What was confusing? What metric was missing?</text:span></text:p>
        </text:list-item>
        <text:list-item>
          <text:p text:style-name="P9">Instrument <text:span text:style-name="Strong_20_Emphasis">UI events</text:span> (which fields they tweak), and you’ll learn what matters to user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9-19T22:07:13.91</meta:creation-date>
    <meta:document-statistic meta:table-count="0" meta:image-count="0" meta:object-count="0" meta:page-count="4" meta:paragraph-count="79" meta:word-count="1075" meta:character-count="6277"/>
    <dc:date>2025-09-19T22:07:34.84</dc:date>
    <meta:editing-duration>PT21S</meta:editing-duration>
    <meta:editing-cycles>1</meta:editing-cycles>
    <meta:generator>OpenOffice/4.1.14$Win32 OpenOffice.org_project/4114m1$Build-9811</meta:generator>
  </office:meta>
</office:document-meta>
</file>